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SourceNode.lock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CRSourceNode.JCRSourceNode( Session session , String sourceURI , ServiceManager 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RSourceNode.getReal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